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130.14mm"/>
    </style:style>
    <style:style style:name="co3" style:family="table-column">
      <style:table-column-properties fo:break-before="auto" style:column-width="17.29mm"/>
    </style:style>
    <style:style style:name="co4" style:family="table-column">
      <style:table-column-properties fo:break-before="auto" style:column-width="60.89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90.93mm"/>
    </style:style>
    <style:style style:name="co8" style:family="table-column">
      <style:table-column-properties fo:break-before="auto" style:column-width="50.55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22.42mm"/>
    </style:style>
    <style:style style:name="co11" style:family="table-column">
      <style:table-column-properties fo:break-before="auto" style:column-width="194.27mm"/>
    </style:style>
    <style:style style:name="co12" style:family="table-column">
      <style:table-column-properties fo:break-before="auto" style:column-width="160.94mm"/>
    </style:style>
    <style:style style:name="co13" style:family="table-column">
      <style:table-column-properties fo:break-before="auto" style:column-width="158.36mm"/>
    </style:style>
    <style:style style:name="co14" style:family="table-column">
      <style:table-column-properties fo:break-before="auto" style:column-width="14.71mm"/>
    </style:style>
    <style:style style:name="co15" style:family="table-column">
      <style:table-column-properties fo:break-before="auto" style:column-width="30.11mm"/>
    </style:style>
    <style:style style:name="co16" style:family="table-column">
      <style:table-column-properties fo:break-before="auto" style:column-width="128.2mm"/>
    </style:style>
    <style:style style:name="co17" style:family="table-column">
      <style:table-column-properties fo:break-before="auto" style:column-width="286.58mm"/>
    </style:style>
    <style:style style:name="co18" style:family="table-column">
      <style:table-column-properties fo:break-before="auto" style:column-width="34.8mm"/>
    </style:style>
    <style:style style:name="co19" style:family="table-column">
      <style:table-column-properties fo:break-before="auto" style:column-width="32.67mm"/>
    </style:style>
    <style:style style:name="co20" style:family="table-column">
      <style:table-column-properties fo:break-before="auto" style:column-width="484.13mm"/>
    </style:style>
    <style:style style:name="ro1" style:family="table-row">
      <style:table-row-properties style:row-height="9.3mm" fo:break-before="auto" style:use-optimal-row-height="false"/>
    </style:style>
    <style:style style:name="ro2" style:family="table-row">
      <style:table-row-properties style:row-height="12.59mm" fo:break-before="auto" style:use-optimal-row-height="false"/>
    </style:style>
    <style:style style:name="ro3" style:family="table-row">
      <style:table-row-properties style:row-height="16.9mm" fo:break-before="auto" style:use-optimal-row-height="false"/>
    </style:style>
    <style:style style:name="ro4" style:family="table-row">
      <style:table-row-properties style:row-height="8.52mm" fo:break-before="auto" style:use-optimal-row-height="false"/>
    </style:style>
    <style:style style:name="ro5" style:family="table-row">
      <style:table-row-properties style:row-height="10.12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4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7" style:family="table-cell" style:parent-style-name="Default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9" style:family="table-cell" style:parent-style-name="Default">
      <style:table-cell-properties fo:background-color="#00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7f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ackground-color="#00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ackground-color="#ed1c24" style:text-align-source="fix" style:repeat-content="false" fo:border="none" style:vertical-align="middle"/>
      <style:paragraph-properties fo:text-align="start" fo:margin-left="3.53mm"/>
      <style:text-properties style:use-window-font-color="true" style:font-name="Consolas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name-asian="Arial Unicode MS" style:font-size-asian="12pt" style:font-name-complex="Arial Unicode MS" style:font-size-complex="12pt"/>
    </style:style>
    <style:style style:name="ce34" style:family="table-cell" style:parent-style-name="Default">
      <style:table-cell-properties fo:background-color="#7fff00"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 style:data-style-name="N84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emas)" table:allow-empty-cell="true" table:display-list="unsorted" table:base-cell-address="aplicacao.C2">
          <table:error-message table:message-type="stop" table:display="true"/>
        </table:content-validation>
        <table:content-validation table:name="val2" table:condition="of:cell-content-is-in-list(fontes)" table:allow-empty-cell="true" table:display-list="unsorted" table:base-cell-address="variaveis.E27">
          <table:error-message table:message-type="stop" table:display="true"/>
        </table:content-validation>
        <table:content-validation table:name="val3" table:condition="of:cell-content-is-in-list(tiposAcesso)" table:allow-empty-cell="true" table:display-list="unsorted" table:base-cell-address="extracao.D27">
          <table:error-message table:message-type="stop" table:display="true"/>
        </table:content-validation>
      </table:content-validations>
      <table:table table:name="aplicacao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1020" table:default-cell-style-name="ce27"/>
        <table:table-row table:style-name="ro1">
          <table:table-cell table:style-name="ce24" office:value-type="string" calcext:value-type="string">
            <text:p>variavel_id</text:p>
          </table:table-cell>
          <table:table-cell table:style-name="ce24" office:value-type="string" calcext:value-type="string">
            <text:p>variavel_nome</text:p>
          </table:table-cell>
          <table:table-cell table:style-name="ce24" office:value-type="string" calcext:value-type="string">
            <text:p>tema</text:p>
          </table:table-cell>
          <table:table-cell table:style-name="ce24" office:value-type="string" calcext:value-type="string">
            <text:p>codigo</text:p>
          </table:table-cell>
          <table:table-cell table:style-name="ce24" table:number-columns-repeated="1020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2];[$temas.$A$1:$temas.$A$99];0)); &quot;_&quot;;[.A2])" office:value-type="string" office:string-value="economia_25" calcext:value-type="string">
            <text:p>economia_2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]" office:value-type="float" office:value="23" calcext:value-type="float">
            <text:p>23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3];[$temas.$A$1:$temas.$A$99];0)); &quot;_&quot;;[.A3])" office:value-type="string" office:string-value="economia_23" calcext:value-type="string">
            <text:p>economia_23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4]" office:value-type="float" office:value="24" calcext:value-type="float">
            <text:p>24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4];[$temas.$A$1:$temas.$A$99];0)); &quot;_&quot;;[.A4])" office:value-type="string" office:string-value="economia_24" calcext:value-type="string">
            <text:p>economia_24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5];[$temas.$A$1:$temas.$A$99];0)); &quot;_&quot;;[.A5])" office:value-type="string" office:string-value="economia_22" calcext:value-type="string">
            <text:p>economia_22</text:p>
          </table:table-cell>
          <table:table-cell table:style-name="ce17" table:number-columns-repeated="1020"/>
        </table:table-row>
        <table:table-row table:style-name="ro2">
          <table:table-cell table:style-name="ce4" table:formula="of:=[$variaveis.$A6]" office:value-type="float" office:value="21" calcext:value-type="float">
            <text:p>21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6];[$temas.$A$1:$temas.$A$99];0)); &quot;_&quot;;[.A6])" office:value-type="string" office:string-value="economia_21" calcext:value-type="string">
            <text:p>economia_21</text:p>
          </table:table-cell>
          <table:table-cell table:number-columns-repeated="1020"/>
        </table:table-row>
        <table:table-row table:style-name="ro1">
          <table:table-cell table:style-name="ce4" table:formula="of:=[$variaveis.$A7]" office:value-type="float" office:value="19" calcext:value-type="float">
            <text:p>19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7];[$temas.$A$1:$temas.$A$99];0)); &quot;_&quot;;[.A7])" office:value-type="string" office:string-value="economia_19" calcext:value-type="string">
            <text:p>economia_19</text:p>
          </table:table-cell>
          <table:table-cell table:number-columns-repeated="1020"/>
        </table:table-row>
        <table:table-row table:style-name="ro2">
          <table:table-cell table:style-name="ce4" table:formula="of:=[$variaveis.$A8]" office:value-type="float" office:value="20" calcext:value-type="float">
            <text:p>20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8];[$temas.$A$1:$temas.$A$99];0)); &quot;_&quot;;[.A8])" office:value-type="string" office:string-value="economia_20" calcext:value-type="string">
            <text:p>economia_20</text:p>
          </table:table-cell>
          <table:table-cell table:number-columns-repeated="1020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9];[$temas.$A$1:$temas.$A$99];0)); &quot;_&quot;;[.A9])" office:value-type="string" office:string-value="economia_27" calcext:value-type="string">
            <text:p>economia_27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10];[$temas.$A$1:$temas.$A$99];0)); &quot;_&quot;;[.A10])" office:value-type="string" office:string-value="economia_26" calcext:value-type="string">
            <text:p>economia_26</text:p>
          </table:table-cell>
          <table:table-cell table:style-name="ce17"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11];[$temas.$A$1:$temas.$A$99];0)); &quot;_&quot;;[.A11])" office:value-type="string" office:string-value="economia_18" calcext:value-type="string">
            <text:p>economia_18</text:p>
          </table:table-cell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2];[$temas.$A$1:$temas.$A$99];0)); &quot;_&quot;;[.A12])" office:value-type="string" office:string-value="indicadoressociais_13" calcext:value-type="string">
            <text:p>indicadoressociais_13</text:p>
          </table:table-cell>
          <table:table-cell table:number-columns-repeated="1020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3];[$temas.$A$1:$temas.$A$99];0)); &quot;_&quot;;[.A13])" office:value-type="string" office:string-value="indicadoressociais_11" calcext:value-type="string">
            <text:p>indicadoressociais_11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4];[$temas.$A$1:$temas.$A$99];0)); &quot;_&quot;;[.A14])" office:value-type="string" office:string-value="indicadoressociais_10" calcext:value-type="string">
            <text:p>indicadoressociais_10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5];[$temas.$A$1:$temas.$A$99];0)); &quot;_&quot;;[.A15])" office:value-type="string" office:string-value="indicadoressociais_14" calcext:value-type="string">
            <text:p>indicadoressociais_14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6];[$temas.$A$1:$temas.$A$99];0)); &quot;_&quot;;[.A16])" office:value-type="string" office:string-value="indicadoressociais_15" calcext:value-type="string">
            <text:p>indicadoressociais_15</text:p>
          </table:table-cell>
          <table:table-cell table:style-name="ce17"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7];[$temas.$A$1:$temas.$A$99];0)); &quot;_&quot;;[.A17])" office:value-type="string" office:string-value="indicadoressociais_12" calcext:value-type="string">
            <text:p>indicadoressociais_12</text:p>
          </table:table-cell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8];[$temas.$A$1:$temas.$A$99];0)); &quot;_&quot;;[.A18])" office:value-type="string" office:string-value="indicadoressociais_17" calcext:value-type="string">
            <text:p>indicadoressociais_17</text:p>
          </table:table-cell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9];[$temas.$A$1:$temas.$A$99];0)); &quot;_&quot;;[.A19])" office:value-type="string" office:string-value="indicadoressociais_16" calcext:value-type="string">
            <text:p>indicadoressociais_16</text:p>
          </table:table-cell>
          <table:table-cell table:number-columns-repeated="1020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0];[$variaveis.$A$1:$variaveis.$A$101];0))" office:value-type="string" office:string-value="Áreas cultivadas" calcext:value-type="string">
            <text:p>Áreas cultivadas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0];[$temas.$A$1:$temas.$A$99];0)); &quot;_&quot;;[.A20])" office:value-type="string" office:string-value="meioambiente_33" calcext:value-type="string">
            <text:p>meioambiente_33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1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1];[$temas.$A$1:$temas.$A$99];0)); &quot;_&quot;;[.A21])" office:value-type="string" office:string-value="meioambiente_34" calcext:value-type="string">
            <text:p>meioambiente_34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2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2];[$temas.$A$1:$temas.$A$99];0)); &quot;_&quot;;[.A22])" office:value-type="string" office:string-value="meioambiente_32" calcext:value-type="string">
            <text:p>meioambiente_32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5]" office:value-type="float" office:value="35" calcext:value-type="float">
            <text:p>35</text:p>
          </table:table-cell>
          <table:table-cell table:style-name="ce17" table:formula="of:=INDIRECT(&quot;variaveis.B&quot; &amp; MATCH([.A23];[$variaveis.$A$1:$variaveis.$A$101];0))" office:value-type="string" office:string-value="Produção de gás natural" calcext:value-type="string">
            <text:p>Produção de gás natural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3];[$temas.$A$1:$temas.$A$99];0)); &quot;_&quot;;[.A23])" office:value-type="string" office:string-value="meioambiente_35" calcext:value-type="string">
            <text:p>meioambiente_3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6]" office:value-type="float" office:value="36" calcext:value-type="float">
            <text:p>36</text:p>
          </table:table-cell>
          <table:table-cell table:style-name="ce17" table:formula="of:=INDIRECT(&quot;variaveis.B&quot; &amp; MATCH([.A24];[$variaveis.$A$1:$variaveis.$A$101];0))" office:value-type="string" office:string-value="Produção de petróleo" calcext:value-type="string">
            <text:p>Produção de petróleo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4];[$temas.$A$1:$temas.$A$99];0)); &quot;_&quot;;[.A24])" office:value-type="string" office:string-value="meioambiente_36" calcext:value-type="string">
            <text:p>meioambiente_36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7]" office:value-type="float" office:value="6" calcext:value-type="float">
            <text:p>6</text:p>
          </table:table-cell>
          <table:table-cell table:style-name="ce17" table:formula="of:=INDIRECT(&quot;variaveis.B&quot; &amp; MATCH([.A25];[$variaveis.$A$1:$variaveis.$A$101];0))" office:value-type="string" office:string-value="Densidade demográfica" calcext:value-type="string">
            <text:p>Densidade demográfica</text:p>
          </table:table-cell>
          <table:table-cell table:style-name="ce21" table:content-validation-name="val1" office:value-type="string" calcext:value-type="string">
            <text:p>POP</text:p>
          </table:table-cell>
          <table:table-cell table:style-name="ce21" table:formula="of:= CONCATENATE(INDIRECT(&quot;temas.C&quot; &amp; MATCH([.C25];[$temas.$A$1:$temas.$A$99];0)); &quot;_&quot;;[.A25])" office:value-type="string" office:string-value="populacao_6" calcext:value-type="string">
            <text:p>populacao_6</text:p>
          </table:table-cell>
          <table:table-cell table:style-name="ce17" table:number-columns-repeated="1020"/>
        </table:table-row>
        <table:table-row table:style-name="ro1">
          <table:table-cell table:style-name="ce19" table:formula="of:=[$variaveis.$A28]" office:value-type="float" office:value="2" calcext:value-type="float">
            <text:p>2</text:p>
          </table:table-cell>
          <table:table-cell table:style-name="ce19" table:formula="of:=INDIRECT(&quot;variaveis.B&quot; &amp; MATCH([.A26];[$variaveis.$A$1:$variaveis.$A$101];0))" office:value-type="string" office:string-value="Homens" calcext:value-type="string">
            <text:p>Homens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26];[$temas.$A$1:$temas.$A$99];0)); &quot;_&quot;;[.A26])" office:value-type="string" office:string-value="populacao_2" calcext:value-type="string">
            <text:p>populacao_2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29]" office:value-type="float" office:value="3" calcext:value-type="float">
            <text:p>3</text:p>
          </table:table-cell>
          <table:table-cell table:style-name="ce19" table:formula="of:=INDIRECT(&quot;variaveis.B&quot; &amp; MATCH([.A27];[$variaveis.$A$1:$variaveis.$A$101];0))" office:value-type="string" office:string-value="Mulheres" calcext:value-type="string">
            <text:p>Mulheres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27];[$temas.$A$1:$temas.$A$99];0)); &quot;_&quot;;[.A27])" office:value-type="string" office:string-value="populacao_3" calcext:value-type="string">
            <text:p>populacao_3</text:p>
          </table:table-cell>
          <table:table-cell table:style-name="ce19" table:number-columns-repeated="1020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28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21" table:content-validation-name="val1" office:value-type="string" calcext:value-type="string">
            <text:p>POP</text:p>
          </table:table-cell>
          <table:table-cell table:style-name="ce21" table:formula="of:= CONCATENATE(INDIRECT(&quot;temas.C&quot; &amp; MATCH([.C28];[$temas.$A$1:$temas.$A$99];0)); &quot;_&quot;;[.A28])" office:value-type="string" office:string-value="populacao_5" calcext:value-type="string">
            <text:p>populacao_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29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21" table:content-validation-name="val1" office:value-type="string" calcext:value-type="string">
            <text:p>POP</text:p>
          </table:table-cell>
          <table:table-cell table:style-name="ce21" table:formula="of:= CONCATENATE(INDIRECT(&quot;temas.C&quot; &amp; MATCH([.C29];[$temas.$A$1:$temas.$A$99];0)); &quot;_&quot;;[.A29])" office:value-type="string" office:string-value="populacao_4" calcext:value-type="string">
            <text:p>populacao_4</text:p>
          </table:table-cell>
          <table:table-cell table:style-name="ce17" table:number-columns-repeated="1020"/>
        </table:table-row>
        <table:table-row table:style-name="ro1">
          <table:table-cell table:style-name="ce19" table:formula="of:=[$variaveis.$A32]" office:value-type="float" office:value="1" calcext:value-type="float">
            <text:p>1</text:p>
          </table:table-cell>
          <table:table-cell table:style-name="ce19" table:formula="of:=INDIRECT(&quot;variaveis.B&quot; &amp; MATCH([.A30];[$variaveis.$A$1:$variaveis.$A$101];0))" office:value-type="string" office:string-value="População total" calcext:value-type="string">
            <text:p>População total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0];[$temas.$A$1:$temas.$A$99];0)); &quot;_&quot;;[.A30])" office:value-type="string" office:string-value="populacao_1" calcext:value-type="string">
            <text:p>populacao_1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3]" office:value-type="float" office:value="9" calcext:value-type="float">
            <text:p>9</text:p>
          </table:table-cell>
          <table:table-cell table:style-name="ce19" table:formula="of:=INDIRECT(&quot;variaveis.B&quot; &amp; MATCH([.A31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1];[$temas.$A$1:$temas.$A$99];0)); &quot;_&quot;;[.A31])" office:value-type="string" office:string-value="populacao_9" calcext:value-type="string">
            <text:p>populacao_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4]" office:value-type="float" office:value="8" calcext:value-type="float">
            <text:p>8</text:p>
          </table:table-cell>
          <table:table-cell table:style-name="ce19" table:formula="of:=INDIRECT(&quot;variaveis.B&quot; &amp; MATCH([.A32];[$variaveis.$A$1:$variaveis.$A$101];0))" office:value-type="string" office:string-value="Taxa bruta de natalidade" calcext:value-type="string">
            <text:p>Taxa bruta de natalidade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2];[$temas.$A$1:$temas.$A$99];0)); &quot;_&quot;;[.A32])" office:value-type="string" office:string-value="populacao_8" calcext:value-type="string">
            <text:p>populacao_8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5]" office:value-type="float" office:value="7" calcext:value-type="float">
            <text:p>7</text:p>
          </table:table-cell>
          <table:table-cell table:style-name="ce19" table:formula="of:=INDIRECT(&quot;variaveis.B&quot; &amp; MATCH([.A33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3];[$temas.$A$1:$temas.$A$99];0)); &quot;_&quot;;[.A33])" office:value-type="string" office:string-value="populacao_7" calcext:value-type="string">
            <text:p>populacao_7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6]" office:value-type="float" office:value="29" calcext:value-type="float">
            <text:p>29</text:p>
          </table:table-cell>
          <table:table-cell table:style-name="ce19" table:formula="of:=INDIRECT(&quot;variaveis.B&quot; &amp; MATCH([.A34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3" table:formula="of:= CONCATENATE(INDIRECT(&quot;temas.C&quot; &amp; MATCH([.C34];[$temas.$A$1:$temas.$A$99];0)); &quot;_&quot;;[.A34])" office:value-type="string" office:string-value="redes_29" calcext:value-type="string">
            <text:p>redes_2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7]" office:value-type="float" office:value="28" calcext:value-type="float">
            <text:p>28</text:p>
          </table:table-cell>
          <table:table-cell table:style-name="ce19" table:formula="of:=INDIRECT(&quot;variaveis.B&quot; &amp; MATCH([.A35];[$variaveis.$A$1:$variaveis.$A$101];0))" office:value-type="string" office:string-value="Linhas telefônicas" calcext:value-type="string">
            <text:p>Linhas telefônicas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3" table:formula="of:= CONCATENATE(INDIRECT(&quot;temas.C&quot; &amp; MATCH([.C35];[$temas.$A$1:$temas.$A$99];0)); &quot;_&quot;;[.A35])" office:value-type="string" office:string-value="redes_28" calcext:value-type="string">
            <text:p>redes_28</text:p>
          </table:table-cell>
          <table:table-cell table:style-name="ce19" table:number-columns-repeated="1020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6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style-name="ce22" table:formula="of:= CONCATENATE(INDIRECT(&quot;temas.C&quot; &amp; MATCH([.C36];[$temas.$A$1:$temas.$A$99];0)); &quot;_&quot;;[.A36])" office:value-type="string" office:string-value="redes_30" calcext:value-type="string">
            <text:p>redes_30</text:p>
          </table:table-cell>
          <table:table-cell table:number-columns-repeated="1020"/>
        </table:table-row>
        <table:table-row table:style-name="ro1">
          <table:table-cell table:style-name="ce19" table:formula="of:=[$variaveis.$A39]" office:value-type="float" office:value="31" calcext:value-type="float">
            <text:p>31</text:p>
          </table:table-cell>
          <table:table-cell table:style-name="ce19" table:formula="of:=INDIRECT(&quot;variaveis.B&quot; &amp; MATCH([.A37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3" table:formula="of:= CONCATENATE(INDIRECT(&quot;temas.C&quot; &amp; MATCH([.C37];[$temas.$A$1:$temas.$A$99];0)); &quot;_&quot;;[.A37])" office:value-type="string" office:string-value="redes_31" calcext:value-type="string">
            <text:p>redes_31</text:p>
          </table:table-cell>
          <table:table-cell table:style-name="ce19"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as" table:style-name="ta1">
        <table:table-column table:style-name="co5" table:number-columns-repeated="1024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CO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conomi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C</text:p>
          </table:table-cell>
          <table:table-cell office:value-type="string" calcext:value-type="string">
            <text:p>Indicadores sociais</text:p>
          </table:table-cell>
          <table:table-cell office:value-type="string" calcext:value-type="string">
            <text:p>indicadoressociai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MB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meioambient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ulação</text:p>
          </table:table-cell>
          <table:table-cell table:formula="of:=&quot;populacao&quot;" office:value-type="string" office:string-value="populacao" calcext:value-type="string">
            <text:p>populaca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D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red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AU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aude</text:p>
          </table:table-cell>
          <table:table-cell table:number-columns-repeated="1021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veis" table:style-name="ta1">
        <table:table-column table:style-name="co6" table:default-cell-style-name="ce8"/>
        <table:table-column table:style-name="co7" table:default-cell-style-name="ce10"/>
        <table:table-column table:style-name="co8" table:number-columns-repeated="2" table:default-cell-style-name="ce10"/>
        <table:table-column table:style-name="co5" table:number-columns-repeated="5" table:default-cell-style-name="ce8"/>
        <table:table-column table:style-name="co9" table:default-cell-style-name="ce8"/>
        <table:table-column table:style-name="co5" table:number-columns-repeated="1014" table:default-cell-style-name="ce8"/>
        <table:table-row table:style-name="ro5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nome_english</text:p>
          </table:table-cell>
          <table:table-cell table:style-name="ce9" office:value-type="string" calcext:value-type="string">
            <text:p>nome_na_publicacao</text:p>
          </table:table-cell>
          <table:table-cell table:style-name="ce7" office:value-type="string" calcext:value-type="string">
            <text:p>font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unidade</text:p>
          </table:table-cell>
          <table:table-cell table:style-name="ce7" office:value-type="string" calcext:value-type="string">
            <text:p>unidade_modificador</text:p>
          </table:table-cell>
          <table:table-cell table:style-name="ce7" office:value-type="string" calcext:value-type="string">
            <text:p>periodo_mais_antigo</text:p>
          </table:table-cell>
          <table:table-cell table:style-name="ce7" office:value-type="string" calcext:value-type="string">
            <text:p>periodicidade</text:p>
          </table:table-cell>
          <table:table-cell table:style-name="ce7"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trada de turistas</text:p>
          </table:table-cell>
          <table:table-cell office:value-type="string" calcext:value-type="string">
            <text:p>Tourist arrivals</text:p>
          </table:table-cell>
          <table:table-cell office:value-type="string" calcext:value-type="string">
            <text:p>International tourism, number of arrivals</text:p>
          </table:table-cell>
          <table:table-cell table:content-validation-name="val2" office:value-type="string" calcext:value-type="string">
            <text:p>WDI</text:p>
          </table:table-cell>
          <table:table-cell table:style-name="ce40" office:value-type="string" calcext:value-type="string">
            <text:p>N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stos públicos com educ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stos públicos com saú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vestimentos em pesquisa e desenvolvimento</text:p>
          </table:table-cell>
          <table:table-cell/>
          <table:table-cell office:value-type="string" calcext:value-type="string">
            <text:p>Research and development expenditure (% of GDP)</text:p>
          </table:table-cell>
          <table:table-cell table:content-validation-name="val2" office:value-type="string" calcext:value-type="string">
            <text:p>WDI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lheres de 15 anos ou mais </text:p>
            <text:p>De idade economicamente ativas</text:p>
          </table:table-cell>
          <table:table-cell office:value-type="string" calcext:value-type="string">
            <text:p>Economically-active women 15 years of age or over</text:p>
          </table:table-cell>
          <table:table-cell office:value-type="string" calcext:value-type="string">
            <text:p>Labour force participation rate by sex and age -- ILO modelled estimates, July 2017 (%)</text:p>
          </table:table-cell>
          <table:table-cell table:content-validation-name="val2" office:value-type="string" calcext:value-type="string">
            <text:p>IL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B per capit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opulação de 15 anos ou mais </text:p>
            <text:p>De idade economicamente ativas</text:p>
          </table:table-cell>
          <table:table-cell office:value-type="string" calcext:value-type="string">
            <text:p>Economically-active population 15 years of age or over</text:p>
          </table:table-cell>
          <table:table-cell office:value-type="string" calcext:value-type="string">
            <text:p>Labour force participation rate by sex and age -- ILO modelled estimates, July 2017 (%)</text:p>
          </table:table-cell>
          <table:table-cell table:content-validation-name="val2" office:value-type="string" calcext:value-type="string">
            <text:p>IL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tal de ex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 de im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 do PIB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lorias consumidas</text:p>
          </table:table-cell>
          <table:table-cell office:value-type="string" calcext:value-type="string">
            <text:p>Consumed calories</text:p>
          </table:table-cell>
          <table:table-cell office:value-type="string" calcext:value-type="string">
            <text:p>Dietary Energy Supply (DES)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kcal/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9-0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perança de vida ao nascer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Índice de </text:p>
            <text:p>Desenvolvimento huma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pulação com acesso </text:p>
            <text:p>A água potável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opulação com acesso </text:p>
            <text:p>A rede sanitári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pulação subnutrida</text:p>
          </table:table-cell>
          <table:table-cell office:value-type="string" calcext:value-type="string">
            <text:p>Population suffering from malnutrition</text:p>
          </table:table-cell>
          <table:table-cell office:value-type="string" calcext:value-type="string">
            <text:p>Prevalence of undernourishment (% of population)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xa bruta de matrículas para </text:p>
            <text:p>Todos os níveis de ensi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axa de alfabetização </text:p>
            <text:p>das pessoas de 15 anos </text:p>
            <text:p>Ou mais de ida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string" calcext:value-type="string">
            <text:p>Z1</text:p>
          </table:table-cell>
          <table:table-cell office:value-type="string" calcext:value-type="string">
            <text:p>Área do paí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untry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2</text:p>
          </table:table-cell>
          <table:table-cell office:value-type="string" calcext:value-type="string">
            <text:p>Land Area</text:p>
          </table:table-cell>
          <table:table-cell office:value-type="string" calcext:value-type="string">
            <text:p>--</text:p>
          </table:table-cell>
          <table:table-cell table:style-name="ce27" office:value-type="string" calcext:value-type="string">
            <text:p>Land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1" calcext:value-type="float">
            <text:p>100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Áreas cultivadas</text:p>
          </table:table-cell>
          <table:table-cell office:value-type="string" calcext:value-type="string">
            <text:p>Cultivated areas</text:p>
          </table:table-cell>
          <table:table-cell/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Áreas de pastagens permanentes</text:p>
          </table:table-cell>
          <table:table-cell office:value-type="string" calcext:value-type="string">
            <text:p>Permanent pasture areas</text:p>
          </table:table-cell>
          <table:table-cell office:value-type="string" calcext:value-type="string">
            <text:p>Permanent meadows and pastures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Áreas protegidas no total do território nacional</text:p>
          </table:table-cell>
          <table:table-cell table:number-columns-repeated="2"/>
          <table:table-cell table:content-validation-name="val2" office:value-type="string" calcext:value-type="string">
            <text:p>MDG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ção de gás natural</text:p>
          </table:table-cell>
          <table:table-cell office:value-type="string" calcext:value-type="string">
            <text:p>Natural gas production</text:p>
          </table:table-cell>
          <table:table-cell office:value-type="string" calcext:value-type="string">
            <text:p>Tabela 1.7 – Produção de gás natural, segundo regiões geográficas, países e blocos econômicos –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ilhões de m³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dução de petróleo</text:p>
          </table:table-cell>
          <table:table-cell office:value-type="string" calcext:value-type="string">
            <text:p>Petroleum production</text:p>
          </table:table-cell>
          <table:table-cell office:value-type="string" calcext:value-type="string">
            <text:p>Tabela 1.2 – Produção de petróleo, segundo regiões geográficas, países e blocos econômicos -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il barris/dia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idade demográfica</text:p>
          </table:table-cell>
          <table:table-cell table:number-columns-repeated="2" office:value-type="string" calcext:value-type="string">
            <text:p>Population density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habitantes/km²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otal 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tal fe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pulação residente em área rural</text:p>
          </table:table-cell>
          <table:table-cell office:value-type="string" calcext:value-type="string">
            <text:p>Resident population in rural áreas</text:p>
          </table:table-cell>
          <table:table-cell table:style-name="ce11" office:value-type="string" calcext:value-type="string">
            <text:p>None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pulação residente em área urbana</text:p>
          </table:table-cell>
          <table:table-cell office:value-type="string" calcext:value-type="string">
            <text:p>Resident population in urban áreas</text:p>
          </table:table-cell>
          <table:table-cell office:value-type="string" calcext:value-type="string">
            <text:p>Annual Percentage of Population at Mid-Year Residing in Urban Areas, 1950-2050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otal Population by sex (thousands)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xa bruta de mortalidade</text:p>
          </table:table-cell>
          <table:table-cell office:value-type="string" calcext:value-type="string">
            <text:p>Gross mortality rate</text:p>
          </table:table-cell>
          <table:table-cell office:value-type="string" calcext:value-type="string">
            <text:p>Crude death rate (CD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xa bruta de natalidade</text:p>
          </table:table-cell>
          <table:table-cell office:value-type="string" calcext:value-type="string">
            <text:p>Gross birth rate</text:p>
          </table:table-cell>
          <table:table-cell office:value-type="string" calcext:value-type="string">
            <text:p>Crude birth rate (CB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xa média anual do crescimento da população</text:p>
          </table:table-cell>
          <table:table-cell office:value-type="string" calcext:value-type="string">
            <text:p>Average annual population growth rate</text:p>
          </table:table-cell>
          <table:table-cell office:value-type="string" calcext:value-type="string">
            <text:p>Ghrowth Rate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0-1955</text:p>
          </table:table-cell>
          <table:table-cell office:value-type="string" calcext:value-type="string">
            <text:p>quinquenio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inantes de telefonia celular</text:p>
          </table:table-cell>
          <table:table-cell office:value-type="string" calcext:value-type="string">
            <text:p>Mobile telephony subscribers</text:p>
          </table:table-cell>
          <table:table-cell office:value-type="string" calcext:value-type="string">
            <text:p>Mobile-cellular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nhas telefônicas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Fixed-telephone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úmero de computadores pessoais</text:p>
          </table:table-cell>
          <table:table-cell office:value-type="string" calcext:value-type="string">
            <text:p>Number of personal computers</text:p>
          </table:table-cell>
          <table:table-cell/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table:number-columns-repeated="4" table:style-name="ce13" office:value-type="string" calcext:value-type="string">
            <text:p>??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suários com acesso a internet</text:p>
          </table:table-cell>
          <table:table-cell office:value-type="string" calcext:value-type="string">
            <text:p>Users with Internet access</text:p>
          </table:table-cell>
          <table:table-cell office:value-type="string" calcext:value-type="string">
            <text:p>Percentage of Individuals using the Internet 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ntes" table:style-name="ta1"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5" table:number-columns-repeated="1020" table:default-cell-style-name="ce27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responsável</text:p>
          </table:table-cell>
          <table:table-cell table:style-name="ce14" table:number-columns-repeated="1020"/>
        </table:table-row>
        <table:table-row table:style-name="ro2">
          <table:table-cell table:style-name="ce40" office:value-type="string" calcext:value-type="string">
            <text:p>ICTEYE</text:p>
          </table:table-cell>
          <table:table-cell table:style-name="ce15" office:value-type="string" calcext:value-type="string">
            <text:p>ICTEYE, Key ICT data and statistics</text:p>
          </table:table-cell>
          <table:table-cell table:style-name="ce40" office:value-type="string" calcext:value-type="string">
            <text:p>http://www.itu.int/net4/itu-d/icteye/AdvancedDataSearch.aspx</text:p>
          </table:table-cell>
          <table:table-cell table:style-name="ce15" office:value-type="string" calcext:value-type="string">
            <text:p>International Telecommunication Union (ITU)</text:p>
          </table:table-cell>
          <table:table-cell table:style-name="ce40" table:number-columns-repeated="1020"/>
        </table:table-row>
        <table:table-row table:style-name="ro1">
          <table:table-cell office:value-type="string" calcext:value-type="string">
            <text:p>WPP</text:p>
          </table:table-cell>
          <table:table-cell office:value-type="string" calcext:value-type="string">
            <text:p>World Population Prospects</text:p>
          </table:table-cell>
          <table:table-cell office:value-type="string" calcext:value-type="string">
            <text:p>https://esa.un.org/unpd/wp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UP</text:p>
          </table:table-cell>
          <table:table-cell office:value-type="string" calcext:value-type="string">
            <text:p>World Urbanization Prospects</text:p>
          </table:table-cell>
          <table:table-cell office:value-type="string" calcext:value-type="string">
            <text:p>https://esa.un.org/unpd/wu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WC</text:p>
          </table:table-cell>
          <table:table-cell office:value-type="string" calcext:value-type="string">
            <text:p>The State of the World’s children </text:p>
          </table:table-cell>
          <table:table-cell office:value-type="string" calcext:value-type="string">
            <text:p>https://www.unicef.org/sowc/</text:p>
          </table:table-cell>
          <table:table-cell office:value-type="string" calcext:value-type="string">
            <text:p>Unic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Anuário Estatístico Brasileiro do Petróleo, Gás Natural e Biocombustíveis</text:p>
          </table:table-cell>
          <table:table-cell office:value-type="string" calcext:value-type="string">
            <text:p>http://www.anp.gov.br/publicacoes/anuario-estatistico/</text:p>
          </table:table-cell>
          <table:table-cell office:value-type="string" calcext:value-type="string">
            <text:p>Agência Nacional do Petróleo, Gás Natural e Biocombustíve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OSTAT</text:p>
          </table:table-cell>
          <table:table-cell office:value-type="string" calcext:value-type="string">
            <text:p>FAO Statistics</text:p>
          </table:table-cell>
          <table:table-cell office:value-type="string" calcext:value-type="string">
            <text:p>http://www.fao.org/faostat/en/#data/RL</text:p>
          </table:table-cell>
          <table:table-cell office:value-type="string" calcext:value-type="string">
            <text:p>Food and Agriculture Organization of the United N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lennium Development Goals Indicators</text:p>
          </table:table-cell>
          <table:table-cell office:value-type="string" calcext:value-type="string">
            <text:p>http://mdgs.un.org/unsd/mdg/Data.aspx</text:p>
          </table:table-cell>
          <table:table-cell office:value-type="string" calcext:value-type="string">
            <text:p>United Nations Statistics Division, Department of Economic and Social Affai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I</text:p>
          </table:table-cell>
          <table:table-cell office:value-type="string" calcext:value-type="string">
            <text:p>World Development Indicators</text:p>
          </table:table-cell>
          <table:table-cell office:value-type="string" calcext:value-type="string">
            <text:p>https://data.worldbank.org/indicator</text:p>
          </table:table-cell>
          <table:table-cell office:value-type="string" calcext:value-type="string">
            <text:p>The World Ba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O</text:p>
          </table:table-cell>
          <table:table-cell office:value-type="string" calcext:value-type="string">
            <text:p>ILOSTAT, International Labour Organization Statistics</text:p>
          </table:table-cell>
          <table:table-cell office:value-type="string" calcext:value-type="string">
            <text:p>http://www.ilo.org/ilostat</text:p>
          </table:table-cell>
          <table:table-cell office:value-type="string" calcext:value-type="string">
            <text:p>International Labour Organization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_variavel" table:style-name="ta1">
        <table:table-column table:style-name="co14" table:default-cell-style-name="ce6"/>
        <table:table-column table:style-name="co15" table:default-cell-style-name="ce6"/>
        <table:table-column table:style-name="co5" table:number-columns-repeated="1022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escricao</text:p>
          </table:table-cell>
          <table:table-cell table:style-name="ce5" table:number-columns-repeated="1022"/>
        </table:table-row>
        <table:table-row table:style-name="ro4">
          <table:table-cell office:value-type="string" calcext:value-type="string">
            <text:p>NUM</text:p>
          </table:table-cell>
          <table:table-cell office:value-type="string" calcext:value-type="string">
            <text:p>numerico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tracao" table:style-name="ta1">
        <table:table-column table:style-name="co1" table:default-cell-style-name="ce27"/>
        <table:table-column table:style-name="co16" table:default-cell-style-name="ce27"/>
        <table:table-column table:style-name="co1" table:number-columns-repeated="2" table:default-cell-style-name="ce27"/>
        <table:table-column table:style-name="co17" table:default-cell-style-name="ce27"/>
        <table:table-column table:style-name="co18" table:default-cell-style-name="ce27"/>
        <table:table-column table:style-name="co5" table:number-columns-repeated="1018" table:default-cell-style-name="ce27"/>
        <table:table-row table:style-name="ro1">
          <table:table-cell table:style-name="ce24" office:value-type="string" calcext:value-type="string">
            <text:p>variavel_id</text:p>
          </table:table-cell>
          <table:table-cell table:style-name="ce24" office:value-type="string" calcext:value-type="string">
            <text:p>variavel_nome</text:p>
          </table:table-cell>
          <table:table-cell table:style-name="ce24" office:value-type="string" calcext:value-type="string">
            <text:p>fonte</text:p>
          </table:table-cell>
          <table:table-cell table:style-name="ce24" office:value-type="string" calcext:value-type="string">
            <text:p>tipo_acesso</text:p>
          </table:table-cell>
          <table:table-cell table:style-name="ce24" office:value-type="string" calcext:value-type="string">
            <text:p>url</text:p>
          </table:table-cell>
          <table:table-cell table:style-name="ce24" office:value-type="string" calcext:value-type="string">
            <text:p>ultima_consulta</text:p>
          </table:table-cell>
          <table:table-cell table:style-name="ce24" office:value-type="string" calcext:value-type="string">
            <text:p>operacao_especial</text:p>
          </table:table-cell>
          <table:table-cell table:style-name="ce24" table:number-columns-repeated="1017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17" table:formula="of:=INDIRECT(&quot;variaveis.E&quot; &amp; MATCH([.A2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ST.INT.ARVL?downloadformat=csv</text:p>
          </table:table-cell>
          <table:table-cell table:style-name="ce17"/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3]" office:value-type="float" office:value="23" calcext:value-type="float">
            <text:p>23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17" table:formula="of:=INDIRECT(&quot;variaveis.E&quot; &amp; MATCH([.A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style-name="ce17" table:formula="of:=[$variaveis.$A4]" office:value-type="float" office:value="24" calcext:value-type="float">
            <text:p>24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17" table:formula="of:=INDIRECT(&quot;variaveis.E&quot; &amp; MATCH([.A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6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17" table:formula="of:=INDIRECT(&quot;variaveis.E&quot; &amp; MATCH([.A5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GB.XPD.RSDV.GD.ZS?downloadformat=csv</text:p>
          </table:table-cell>
          <table:table-cell table:style-name="ce17"/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7"/>
        </table:table-row>
        <table:table-row table:style-name="ro2">
          <table:table-cell table:formula="of:=[$variaveis.$A6]" office:value-type="float" office:value="21" calcext:value-type="float">
            <text:p>21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formula="of:=INDIRECT(&quot;variaveis.E&quot; &amp; MATCH([.A6];[$variaveis.$A$1:$variaveis.$A$101];0))" office:value-type="string" office:string-value="ILO" calcext:value-type="string">
            <text:p>ILO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<text:a xlink:href="http://www.ilo.org/ilostat-files/WEB_bulk_download/indicator/EAP_2WAP_SEX_AGE_RT_A.csv.gz" xlink:type="simple">http://www.ilo.org/ilostat-files/WEB_bulk_download/indicator/EAP_2WAP_SEX_AGE_RT_A.csv.gz</text:a></text:p>
          </table:table-cell>
          <table:table-cell table:style-name="ce41" office:value-type="date" office:date-value="2018-11-27" calcext:value-type="date">
            <text:p>2018-11-27</text:p>
          </table:table-cell>
          <table:table-cell office:value-type="string" calcext:value-type="string">
            <text:p>Filtrar pelas linhas "classif1": "AGE_YTHADULT_YGE15", "sex": "SEX_F"</text:p>
          </table:table-cell>
          <table:table-cell table:number-columns-repeated="1017"/>
        </table:table-row>
        <table:table-row table:style-name="ro1">
          <table:table-cell table:formula="of:=[$variaveis.$A7]" office:value-type="float" office:value="19" calcext:value-type="float">
            <text:p>19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formula="of:=INDIRECT(&quot;variaveis.E&quot; &amp; MATCH([.A7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8]" office:value-type="float" office:value="20" calcext:value-type="float">
            <text:p>20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formula="of:=INDIRECT(&quot;variaveis.E&quot; &amp; MATCH([.A8];[$variaveis.$A$1:$variaveis.$A$101];0))" office:value-type="string" office:string-value="ILO" calcext:value-type="string">
            <text:p>ILO</text:p>
          </table:table-cell>
          <table:table-cell table:content-validation-name="val3" office:value-type="string" calcext:value-type="string">
            <text:p>file/csv</text:p>
          </table:table-cell>
          <table:table-cell table:style-name="ce38" office:value-type="string" calcext:value-type="string">
            <text:p><text:a xlink:href="http://www.ilo.org/ilostat-files/WEB_bulk_download/indicator/EAP_2WAP_SEX_AGE_RT_A.csv.gz" xlink:type="simple">http://www.ilo.org/ilostat-files/WEB_bulk_download/indicator/EAP_2WAP_SEX_AGE_RT_A.csv.gz</text:a></text:p>
          </table:table-cell>
          <table:table-cell table:style-name="ce41" office:value-type="date" office:date-value="2018-11-27" calcext:value-type="date">
            <text:p>2018-11-27</text:p>
          </table:table-cell>
          <table:table-cell office:value-type="string" calcext:value-type="string">
            <text:p>Filtrar pelas linhas "classif1": "AGE_YTHADULT_YGE15", "sex": "SEX_T"</text:p>
          </table:table-cell>
          <table:table-cell table:number-columns-repeated="1017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17" table:formula="of:=INDIRECT(&quot;variaveis.E&quot; &amp; MATCH([.A9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17" table:formula="of:=INDIRECT(&quot;variaveis.E&quot; &amp; MATCH([.A10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formula="of:=INDIRECT(&quot;variaveis.E&quot; &amp; MATCH([.A11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formula="of:=INDIRECT(&quot;variaveis.E&quot; &amp; MATCH([.A12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fao.org/economic/ess/ess-fs/ess-fadata/en/#.W_6-AbQ-fUK</text:p>
          </table:table-cell>
          <table:table-cell table:style-name="ce41" office:value-type="date" office:date-value="2018-11-26" calcext:value-type="date">
            <text:p>2018-11-26</text:p>
          </table:table-cell>
          <table:table-cell table:number-columns-repeated="1018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17" table:formula="of:=INDIRECT(&quot;variaveis.E&quot; &amp; MATCH([.A1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17" table:formula="of:=INDIRECT(&quot;variaveis.E&quot; &amp; MATCH([.A1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17" table:formula="of:=INDIRECT(&quot;variaveis.E&quot; &amp; MATCH([.A15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17" table:formula="of:=INDIRECT(&quot;variaveis.E&quot; &amp; MATCH([.A16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formula="of:=INDIRECT(&quot;variaveis.E&quot; &amp; MATCH([.A17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data.worldbank.org/indicator/SN.ITK.DEFC.ZS</text:p>
          </table:table-cell>
          <table:table-cell table:style-name="ce41" office:value-type="date" office:date-value="2018-11-26" calcext:value-type="date">
            <text:p>2018-11-26</text:p>
          </table:table-cell>
          <table:table-cell table:number-columns-repeated="1018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formula="of:=INDIRECT(&quot;variaveis.E&quot; &amp; MATCH([.A1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formula="of:=INDIRECT(&quot;variaveis.E&quot; &amp; MATCH([.A19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3">
          <table:table-cell table:style-name="ce17" table:formula="of:=[$variaveis.$A20]" office:value-type="string" office:string-value="Z1" calcext:value-type="string">
            <text:p>Z1</text:p>
          </table:table-cell>
          <table:table-cell table:style-name="ce17" table:formula="of:=INDIRECT(&quot;variaveis.B&quot; &amp; MATCH([.A20];[$variaveis.$A$1:$variaveis.$A$101];0))" office:value-type="string" office:string-value="Área do país" calcext:value-type="string">
            <text:p>Área do país</text:p>
          </table:table-cell>
          <table:table-cell table:style-name="ce17" table:formula="of:=INDIRECT(&quot;variaveis.E&quot; &amp; MATCH([.A20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3">
          <table:table-cell table:style-name="ce17" table:formula="of:=[$variaveis.$A21]" office:value-type="string" office:string-value="Z2" calcext:value-type="string">
            <text:p>Z2</text:p>
          </table:table-cell>
          <table:table-cell table:style-name="ce17" table:formula="of:=INDIRECT(&quot;variaveis.B&quot; &amp; MATCH([.A21];[$variaveis.$A$1:$variaveis.$A$101];0))" office:value-type="string" office:string-value="Land Area" calcext:value-type="string">
            <text:p>Land Area</text:p>
          </table:table-cell>
          <table:table-cell table:style-name="ce17" table:formula="of:=INDIRECT(&quot;variaveis.E&quot; &amp; MATCH([.A21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2];[$variaveis.$A$1:$variaveis.$A$101];0))" office:value-type="string" office:string-value="Áreas cultivadas" calcext:value-type="string">
            <text:p>Áreas cultivadas</text:p>
          </table:table-cell>
          <table:table-cell table:style-name="ce17" table:formula="of:=INDIRECT(&quot;variaveis.E&quot; &amp; MATCH([.A22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/>
          <table:table-cell table:style-name="ce17" office:value-type="string" calcext:value-type="string">
            <text:p>Dividir o valor da variável pelo valor de “Land Area”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3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17" table:formula="of:=INDIRECT(&quot;variaveis.E&quot; &amp; MATCH([.A23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/>
          <table:table-cell table:style-name="ce17" office:value-type="string" calcext:value-type="string">
            <text:p>Dividir o valor da variável pelo valor de “Área do País”</text:p>
          </table:table-cell>
          <table:table-cell table:style-name="ce17" table:number-columns-repeated="1017"/>
        </table:table-row>
        <table:table-row table:style-name="ro2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4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17" table:formula="of:=INDIRECT(&quot;variaveis.E&quot; &amp; MATCH([.A24];[$variaveis.$A$1:$variaveis.$A$101];0))" office:value-type="string" office:string-value="MDG" calcext:value-type="string">
            <text:p>MDG</text:p>
          </table:table-cell>
          <table:table-cell table:style-name="ce17" table:content-validation-name="val3" office:value-type="string" calcext:value-type="string">
            <text:p>html/table</text:p>
          </table:table-cell>
          <table:table-cell table:style-name="ce17" office:value-type="string" calcext:value-type="string">
            <text:p>http://mdgs.un.org/unsd/mdg/Handlers/DataHandler.ashx?ServiceName=FetchData&amp;Series=616&amp;GroupBy=Indicator&amp;RequestId=80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5];[$variaveis.$A$1:$variaveis.$A$101];0))" office:value-type="string" office:string-value="Produção de gás natural" calcext:value-type="string">
            <text:p>Produção de gás natural</text:p>
          </table:table-cell>
          <table:table-cell table:formula="of:=INDIRECT(&quot;variaveis.E&quot; &amp; MATCH([.A25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7.xls</text:p>
          </table:table-cell>
          <table:table-cell/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7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6];[$variaveis.$A$1:$variaveis.$A$101];0))" office:value-type="string" office:string-value="Produção de petróleo" calcext:value-type="string">
            <text:p>Produção de petróleo</text:p>
          </table:table-cell>
          <table:table-cell table:formula="of:=INDIRECT(&quot;variaveis.E&quot; &amp; MATCH([.A26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2.xls</text:p>
          </table:table-cell>
          <table:table-cell/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7"/>
        </table:table-row>
        <table:table-row table:style-name="ro1">
          <table:table-cell table:style-name="ce17" table:formula="of:=[$variaveis.$A27]" office:value-type="float" office:value="6" calcext:value-type="float">
            <text:p>6</text:p>
          </table:table-cell>
          <table:table-cell table:style-name="ce17" table:formula="of:=INDIRECT(&quot;variaveis.B&quot; &amp; MATCH([.A27];[$variaveis.$A$1:$variaveis.$A$101];0))" office:value-type="string" office:string-value="Densidade demográfica" calcext:value-type="string">
            <text:p>Densidade demográfica</text:p>
          </table:table-cell>
          <table:table-cell table:style-name="ce17" table:formula="of:=INDIRECT(&quot;variaveis.E&quot; &amp; MATCH([.A27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esa.un.org/unpd/wpp/DVD/Files/1_Indicators%20(Standard)/EXCEL_FILES/1_Population/WPP2017_POP_F06_POPULATION_DENSITY.xlsx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28]" office:value-type="float" office:value="2" calcext:value-type="float">
            <text:p>2</text:p>
          </table:table-cell>
          <table:table-cell table:style-name="ce17" table:formula="of:=INDIRECT(&quot;variaveis.B&quot; &amp; MATCH([.A28];[$variaveis.$A$1:$variaveis.$A$101];0))" office:value-type="string" office:string-value="Homens" calcext:value-type="string">
            <text:p>Homens</text:p>
          </table:table-cell>
          <table:table-cell table:style-name="ce17" table:formula="of:=INDIRECT(&quot;variaveis.E&quot; &amp; MATCH([.A28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29]" office:value-type="float" office:value="3" calcext:value-type="float">
            <text:p>3</text:p>
          </table:table-cell>
          <table:table-cell table:style-name="ce17" table:formula="of:=INDIRECT(&quot;variaveis.B&quot; &amp; MATCH([.A29];[$variaveis.$A$1:$variaveis.$A$101];0))" office:value-type="string" office:string-value="Mulheres" calcext:value-type="string">
            <text:p>Mulheres</text:p>
          </table:table-cell>
          <table:table-cell table:style-name="ce17" table:formula="of:=INDIRECT(&quot;variaveis.E&quot; &amp; MATCH([.A29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30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17" table:formula="of:=INDIRECT(&quot;variaveis.E&quot; &amp; MATCH([.A30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34" office:value-type="string" calcext:value-type="string">
            <text:p>None</text:p>
          </table:table-cell>
          <table:table-cell table:style-name="ce34"/>
          <table:table-cell table:style-name="ce17" office:value-type="string" calcext:value-type="string">
            <text:p>Subtrair do valor informado em “População residente em área urbana”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31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17" table:formula="of:=INDIRECT(&quot;variaveis.E&quot; &amp; MATCH([.A31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esa.un.org/unpd/wup/Download/Files/WUP2018-F21-Proportion_Urban_Annual.xls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32]" office:value-type="float" office:value="1" calcext:value-type="float">
            <text:p>1</text:p>
          </table:table-cell>
          <table:table-cell table:style-name="ce17" table:formula="of:=INDIRECT(&quot;variaveis.B&quot; &amp; MATCH([.A32];[$variaveis.$A$1:$variaveis.$A$101];0))" office:value-type="string" office:string-value="População total" calcext:value-type="string">
            <text:p>População total</text:p>
          </table:table-cell>
          <table:table-cell table:style-name="ce17" table:formula="of:=INDIRECT(&quot;variaveis.E&quot; &amp; MATCH([.A32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33]" office:value-type="float" office:value="9" calcext:value-type="float">
            <text:p>9</text:p>
          </table:table-cell>
          <table:table-cell table:style-name="ce17" table:formula="of:=INDIRECT(&quot;variaveis.B&quot; &amp; MATCH([.A33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17" table:formula="of:=INDIRECT(&quot;variaveis.E&quot; &amp; MATCH([.A33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/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34]" office:value-type="float" office:value="8" calcext:value-type="float">
            <text:p>8</text:p>
          </table:table-cell>
          <table:table-cell table:style-name="ce17" table:formula="of:=INDIRECT(&quot;variaveis.B&quot; &amp; MATCH([.A34];[$variaveis.$A$1:$variaveis.$A$101];0))" office:value-type="string" office:string-value="Taxa bruta de natalidade" calcext:value-type="string">
            <text:p>Taxa bruta de natalidade</text:p>
          </table:table-cell>
          <table:table-cell table:style-name="ce17" table:formula="of:=INDIRECT(&quot;variaveis.E&quot; &amp; MATCH([.A34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/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7"/>
        </table:table-row>
        <table:table-row table:style-name="ro2">
          <table:table-cell table:style-name="ce17" table:formula="of:=[$variaveis.$A35]" office:value-type="float" office:value="7" calcext:value-type="float">
            <text:p>7</text:p>
          </table:table-cell>
          <table:table-cell table:style-name="ce17" table:formula="of:=INDIRECT(&quot;variaveis.B&quot; &amp; MATCH([.A35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17" table:formula="of:=INDIRECT(&quot;variaveis.E&quot; &amp; MATCH([.A35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%20(Standard)/CSV_FILES/WPP2017_PopulationByAgeSex_Medium.csv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36]" office:value-type="float" office:value="29" calcext:value-type="float">
            <text:p>29</text:p>
          </table:table-cell>
          <table:table-cell table:style-name="ce17" table:formula="of:=INDIRECT(&quot;variaveis.B&quot; &amp; MATCH([.A36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17" table:formula="of:=INDIRECT(&quot;variaveis.E&quot; &amp; MATCH([.A36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Mobile_cellular_2000-2016.xls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1">
          <table:table-cell table:style-name="ce17" table:formula="of:=[$variaveis.$A37]" office:value-type="float" office:value="28" calcext:value-type="float">
            <text:p>28</text:p>
          </table:table-cell>
          <table:table-cell table:style-name="ce17" table:formula="of:=INDIRECT(&quot;variaveis.B&quot; &amp; MATCH([.A37];[$variaveis.$A$1:$variaveis.$A$101];0))" office:value-type="string" office:string-value="Linhas telefônicas" calcext:value-type="string">
            <text:p>Linhas telefônicas</text:p>
          </table:table-cell>
          <table:table-cell table:style-name="ce17" table:formula="of:=INDIRECT(&quot;variaveis.E&quot; &amp; MATCH([.A37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Fixed_tel_2000-2016.xls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8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formula="of:=INDIRECT(&quot;variaveis.E&quot; &amp; MATCH([.A38];[$variaveis.$A$1:$variaveis.$A$101];0))" office:value-type="string" office:string-value="ICTEYE" calcext:value-type="string">
            <text:p>ICTEYE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39]" office:value-type="float" office:value="31" calcext:value-type="float">
            <text:p>31</text:p>
          </table:table-cell>
          <table:table-cell table:style-name="ce17" table:formula="of:=INDIRECT(&quot;variaveis.B&quot; &amp; MATCH([.A39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17" table:formula="of:=INDIRECT(&quot;variaveis.E&quot; &amp; MATCH([.A39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Individuals_Internet_2000-2016%20Jan2018.xls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7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pos_acesso" table:style-name="ta1">
        <table:table-column table:style-name="co19" table:default-cell-style-name="ce27"/>
        <table:table-column table:style-name="co20" table:default-cell-style-name="ce27"/>
        <table:table-column table:style-name="co5" table:number-columns-repeated="1022" table:default-cell-style-name="ce27"/>
        <table:table-row table:style-name="ro1">
          <table:table-cell table:style-name="ce24" office:value-type="string" calcext:value-type="string">
            <text:p>tipo</text:p>
          </table:table-cell>
          <table:table-cell table:style-name="ce24" office:value-type="string" calcext:value-type="string">
            <text:p>descricao</text:p>
          </table:table-cell>
          <table:table-cell table:style-name="ce24" table:number-columns-repeated="1022"/>
        </table:table-row>
        <table:table-row table:style-name="ro1">
          <table:table-cell office:value-type="string" calcext:value-type="string">
            <text:p>file/csv</text:p>
          </table:table-cell>
          <table:table-cell office:value-type="string" calcext:value-type="string">
            <text:p>dados contidos em arquivo csv a ser baix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/xlsx</text:p>
          </table:table-cell>
          <table:table-cell office:value-type="string" calcext:value-type="string">
            <text:p>dados contidos em arquivo ex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body</text:p>
          </table:table-cell>
          <table:table-cell office:value-type="string" calcext:value-type="string">
            <text:p>dado apresentado como texto no html, de onde deve ser extraído. Possível a necessidade de extrair a informação do meio de um texto, sem necessariamente uma divisão clara a partir do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table</text:p>
          </table:table-cell>
          <table:table-cell office:value-type="string" calcext:value-type="string">
            <text:p>Dados apresentado como um elemento table a ser extraído do DOM. Sugerimos converter o elemento table em CSV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fontes" table:target-range-address="fontes.A2:fontes.A99" table:on-update-keep-styles="true" table:on-update-keep-size="false" table:orientation="column"/>
        <table:database-range table:name="temas" table:target-range-address="temas.A1:temas.A99" table:on-update-keep-styles="true" table:on-update-keep-size="false" table:orientation="column"/>
        <table:database-range table:name="tiposAcesso" table:target-range-address="tipos_acesso.A2:tipos_acesso.A9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14:08:43.548346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0:49:02.883602000</meta:creation-date>
    <dc:date>2018-11-28T15:37:33.129686892</dc:date>
    <meta:editing-duration>PT4H23M35S</meta:editing-duration>
    <meta:editing-cycles>31</meta:editing-cycles>
    <meta:generator>LibreOffice/5.4.7.2$MacOSX_X86_64 LibreOffice_project/c838ef25c16710f8838b1faec480ebba495259d0</meta:generator>
    <meta:document-statistic meta:table-count="7" meta:cell-count="709" meta:object-count="0"/>
    <meta:user-defined meta:name=""/>
  </office:meta>
</office:document-meta>
</file>